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3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6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7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18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19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d819f" officeooo:paragraph-rsid="002d819f"/>
    </style:style>
    <style:style style:name="P20" style:family="paragraph" style:parent-style-name="Table_20_Contents" style:list-style-name="L4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21" style:family="paragraph" style:parent-style-name="Table_20_Contents">
      <style:paragraph-properties fo:margin-top="0cm" fo:margin-bottom="0.499cm" style:contextual-spacing="false"/>
      <style:text-properties fo:language="es" fo:country="CR" officeooo:rsid="0033ec37" officeooo:paragraph-rsid="0033ec37"/>
    </style:style>
    <style:style style:name="T1" style:family="text">
      <style:text-properties officeooo:rsid="00227610"/>
    </style:style>
    <style:style style:name="T2" style:family="text">
      <style:text-properties officeooo:rsid="00265cce"/>
    </style:style>
    <style:style style:name="T3" style:family="text">
      <style:text-properties officeooo:rsid="0027d44e"/>
    </style:style>
    <style:style style:name="T4" style:family="text">
      <style:text-properties officeooo:rsid="002a9159"/>
    </style:style>
    <style:style style:name="T5" style:family="text">
      <style:text-properties officeooo:rsid="002bc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4">4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Crear <text:span text:style-name="T4">servicio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<text:span text:style-name="T4">4</text:span>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<text:span text:style-name="T4">4</text:span>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poder <text:span text:style-name="T4">ingresar servicios al sistema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2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3741504796361562858" text:style-name="L1">
              <text:list-item>
                <text:p text:style-name="P16">FN1: El usuario ingresa a las opciones de “<text:span text:style-name="T4">Servicio</text:span>”</text:p>
              </text:list-item>
              <text:list-item>
                <text:p text:style-name="P16">FN2: El sistema le va a mostrar una pantalla con la información de todos los <text:span text:style-name="T5">servicios</text:span> que ya se encuentran registrados en la base, y a la vez en la parte final le va a mostrar los siguientes campos: <text:span text:style-name="T5">Instructor, Name, Description, Price, Quota</text:span>.</text:p>
              </text:list-item>
              <text:list-item>
                <text:p text:style-name="P16">FN3: El administrador ingresa los respectivos valores en los campos.</text:p>
              </text:list-item>
              <text:list-item>
                <text:p text:style-name="P16">FN4: Presiona clic sobre el botón “Insert”</text:p>
              </text:list-item>
              <text:list-item>
                <text:p text:style-name="P16">FN5: El sistema ingresará el nuevo <text:span text:style-name="T5">servicio</text:span> al sistema, y se le desplegará un mensaje indicando que dicha acción fue exitos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8">No ingresó un dato:</text:p>
            <text:list xml:id="list373374224112412462" text:style-name="L2">
              <text:list-item>
                <text:p text:style-name="P17">Si en el FN4 el sistema detecta que no se ingresó un valor, se le desplega un mensaje indicando que se genero un error.</text:p>
              </text:list-item>
            </text:list>
            <text:p text:style-name="P8">Ingresó un dato no válido en un campo númerico:</text:p>
            <text:list xml:id="list111409663369961" text:continue-numbering="true" text:style-name="L2">
              <text:list-item>
                <text:p text:style-name="P17"><text:bookmark-start text:name="__DdeLink__153_1200341629"/><text:soft-page-break/>Si en el FN4 el sistema detecta que un valor no es valido, se le desplega un mensaje indicando que se genero un error.<text:bookmark-end text:name="__DdeLink__153_1200341629"/></text:p>
              </text:list-item>
            </text:list>
            <text:p text:style-name="P9">Ocurrió un error al comunicarse con la base:</text:p>
            <text:list xml:id="list111411607774157" text:continue-numbering="true" text:style-name="L2">
              <text:list-item>
                <text:p text:style-name="P18"><text:span text:style-name="T2">Al realizar el</text:span> FN4 <text:span text:style-name="T2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list xml:id="list2526075811024754365" text:style-name="L3">
              <text:list-item>
                <text:p text:style-name="P19">Tener instructores ingresados en la base de datos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7281858242176832447" text:style-name="L4">
              <text:list-item>
                <text:p text:style-name="P20">J<text:span text:style-name="T3">Q</text:span>uery</text:p>
              </text:list-item>
              <text:list-item>
                <text:p text:style-name="P20">AJAX</text:p>
              </text:list-item>
              <text:list-item>
                <text:p text:style-name="P20">PHP</text:p>
              </text:list-item>
              <text:list-item>
                <text:p text:style-name="P20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4:09.180242800</dc:date>
    <meta:editing-duration>PT2H11M32S</meta:editing-duration>
    <meta:editing-cycles>21</meta:editing-cycles>
    <meta:generator>LibreOffice/4.2.8.2$Linux_x86 LibreOffice_project/420m0$Build-2</meta:generator>
    <meta:document-statistic meta:table-count="1" meta:image-count="0" meta:object-count="0" meta:page-count="2" meta:paragraph-count="47" meta:word-count="288" meta:character-count="1664" meta:non-whitespace-character-count="1432"/>
  </office:meta>
</office:document-meta>
</file>